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3838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307in" svg:height="4.5858in" svg:x="1.8193in" svg:y="0.0366in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formula="of:=37.93" office:value-type="float" office:value="37.93" calcext:value-type="float">
            <text:p>37.93</text:p>
          </table:table-cell>
          <table:table-cell office:value-type="float" office:value="380" calcext:value-type="float">
            <text:p>380</text:p>
          </table:table-cell>
          <table:table-cell table:number-columns-repeated="10"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обр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пад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омега тр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&lt;xy&gt;</text:p>
          </table:table-cell>
          <table:table-cell office:value-type="string" calcext:value-type="string">
            <text:p>&lt;x&gt;&lt;y&gt;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&lt;x^2&gt;</text:p>
          </table:table-cell>
          <table:table-cell office:value-type="string" calcext:value-type="string">
            <text:p>&lt;x&gt;^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&lt;y^2&gt;</text:p>
          </table:table-cell>
          <table:table-cell office:value-type="string" calcext:value-type="string">
            <text:p>&lt;y&gt;^2</text:p>
          </table:table-cell>
          <table:table-cell table:number-columns-repeated="2"/>
        </table:table-row>
        <table:table-row table:style-name="ro1">
          <table:table-cell table:formula="of:=60+49.03" office:value-type="float" office:value="109.03" calcext:value-type="float">
            <text:p>109.03</text:p>
          </table:table-cell>
          <table:table-cell office:value-type="float" office:value="360" calcext:value-type="float">
            <text:p>360</text:p>
          </table:table-cell>
          <table:table-cell table:number-columns-repeated="10"/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86.2" office:value-type="float" office:value="86.2" calcext:value-type="float">
            <text:p>86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2] * [.N2] / 1000000" office:value-type="float" office:value="0.4100908" calcext:value-type="float">
            <text:p>0.4100908</text:p>
          </table:table-cell>
          <table:table-cell table:style-name="ce1" table:formula="of:=[.O2]/[.P2]" office:value-type="float" office:value="28.7333333333333" calcext:value-type="float">
            <text:p>28.7333333333333</text:p>
          </table:table-cell>
          <table:table-cell table:formula="of:=2 * 3.14 / [.T2]" office:value-type="float" office:value="0.218561484918794" calcext:value-type="float">
            <text:p>0.218561484918794</text:p>
          </table:table-cell>
          <table:table-cell table:style-name="ce1" table:formula="of:= [.R2]/[.Q2]" office:value-type="float" office:value="0.00197215777262181" calcext:value-type="float">
            <text:p>0.00197215777262181</text:p>
          </table:table-cell>
          <table:table-cell table:style-name="ce3" table:formula="of:=([.U2] - [.W22]) * ([.U2] - [.W22])" office:value-type="float" office:value="0.0470012190881868" calcext:value-type="float">
            <text:p>0.0470012190881868</text:p>
          </table:table-cell>
          <table:table-cell table:formula="of:=[.S2]*[.U2]" office:value-type="float" office:value="0.089630054199536" calcext:value-type="float">
            <text:p>0.089630054199536</text:p>
          </table:table-cell>
          <table:table-cell table:formula="of:=AVERAGE([.X2:.X19])" office:value-type="float" office:value="0.0289994169502399" calcext:value-type="float">
            <text:p>0.0289994169502399</text:p>
          </table:table-cell>
          <table:table-cell table:formula="of:=AVERAGE([.S2:.S19]) * AVERAGE([.U2:.U19])" office:value-type="float" office:value="0.0224244736962361" calcext:value-type="float">
            <text:p>0.0224244736962361</text:p>
          </table:table-cell>
          <table:table-cell table:formula="of:=[.U2]*[.U2]" office:value-type="float" office:value="0.047769122689908" calcext:value-type="float">
            <text:p>0.047769122689908</text:p>
          </table:table-cell>
          <table:table-cell table:formula="of:=AVERAGE([.AA2:.AA19])" office:value-type="float" office:value="0.016742498334269" calcext:value-type="float">
            <text:p>0.016742498334269</text:p>
          </table:table-cell>
          <table:table-cell table:formula="of:=AVERAGE([.U2:.U19]) * AVERAGE([.U2:.U19])" office:value-type="float" office:value="0.01273193863992" calcext:value-type="float">
            <text:p>0.01273193863992</text:p>
          </table:table-cell>
          <table:table-cell table:formula="of:=([.Y2] - [.Z2])/([.AB2] - [.AC2])" office:value-type="float" office:value="1.63940790191158" calcext:value-type="float">
            <text:p>1.63940790191158</text:p>
          </table:table-cell>
          <table:table-cell table:formula="of:=AVERAGE([.S2:.S19]) - AVERAGE([.U2:.U19]) * [.AD2]" office:value-type="float" office:value="0.0137512350786383" calcext:value-type="float">
            <text:p>0.0137512350786383</text:p>
          </table:table-cell>
          <table:table-cell table:formula="of:=[.S2]*[.S2]" office:value-type="float" office:value="0.16817446424464" calcext:value-type="float">
            <text:p>0.16817446424464</text:p>
          </table:table-cell>
          <table:table-cell table:formula="of:=AVERAGE([.AF2:.AF19])" office:value-type="float" office:value="0.0512569184156089" calcext:value-type="float">
            <text:p>0.0512569184156089</text:p>
          </table:table-cell>
          <table:table-cell table:formula="of:=AVERAGE([.S2:.S19]) * AVERAGE([.S2:.S19])" office:value-type="float" office:value="0.0394957150497501" calcext:value-type="float">
            <text:p>0.0394957150497501</text:p>
          </table:table-cell>
          <table:table-cell/>
          <table:table-cell table:formula="of:=(SQRT((([.AG2]-[.AH2])/([.AB2]-[.AC2])) - [.AD2]*[.AD2]))/(SQRT(18))" office:value-type="float" office:value="0.116643054908363" calcext:value-type="float">
            <text:p>0.116643054908363</text:p>
          </table:table-cell>
        </table:table-row>
        <table:table-row table:style-name="ro1">
          <table:table-cell table:formula="of:= 180+3.16" office:value-type="float" office:value="183.16" calcext:value-type="float">
            <text:p>183.16</text:p>
          </table:table-cell>
          <table:table-cell office:value-type="float" office:value="340" calcext:value-type="float">
            <text:p>340</text:p>
          </table:table-cell>
          <table:table-cell table:number-columns-repeated="10"/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48.1" office:value-type="float" office:value="108.1" calcext:value-type="float">
            <text:p>108.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60+26.3" office:value-type="float" office:value="86.3" calcext:value-type="float">
            <text:p>86.3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3] * [.N3] / 1000000" office:value-type="float" office:value="0.3263988" calcext:value-type="float">
            <text:p>0.3263988</text:p>
          </table:table-cell>
          <table:table-cell table:style-name="ce1" table:formula="of:=[.O3]/[.P3]" office:value-type="float" office:value="36.0333333333333" calcext:value-type="float">
            <text:p>36.0333333333333</text:p>
          </table:table-cell>
          <table:table-cell table:formula="of:=2 * 3.14 / [.T3]" office:value-type="float" office:value="0.174283071230342" calcext:value-type="float">
            <text:p>0.174283071230342</text:p>
          </table:table-cell>
          <table:table-cell table:style-name="ce1" table:formula="of:= [.R3]/[.Q3]" office:value-type="float" office:value="0.00196987253765933" calcext:value-type="float">
            <text:p>0.00196987253765933</text:p>
          </table:table-cell>
          <table:table-cell table:style-name="ce3" table:formula="of:=([.U3] - [.W23]) * ([.U3] - [.W23])" office:value-type="float" office:value="0.0303745889174806" calcext:value-type="float">
            <text:p>0.0303745889174806</text:p>
          </table:table-cell>
          <table:table-cell table:formula="of:=[.S3]*[.U3]" office:value-type="float" office:value="0.0568857853098982" calcext:value-type="float">
            <text:p>0.0568857853098982</text:p>
          </table:table-cell>
          <table:table-cell table:number-columns-repeated="2"/>
          <table:table-cell table:formula="of:=[.U3]*[.U3]" office:value-type="float" office:value="0.0303745889174806" calcext:value-type="float">
            <text:p>0.0303745889174806</text:p>
          </table:table-cell>
          <table:table-cell table:number-columns-repeated="4"/>
          <table:table-cell table:formula="of:=[.S3]*[.S3]" office:value-type="float" office:value="0.10653617664144" calcext:value-type="float">
            <text:p>0.10653617664144</text:p>
          </table:table-cell>
          <table:table-cell table:number-columns-repeated="4"/>
        </table:table-row>
        <table:table-row table:style-name="ro1">
          <table:table-cell table:formula="of:=60*4+21.21" office:value-type="float" office:value="261.21" calcext:value-type="float">
            <text:p>261.21</text:p>
          </table:table-cell>
          <table:table-cell office:value-type="float" office:value="320" calcext:value-type="float">
            <text:p>320</text:p>
          </table:table-cell>
          <table:table-cell table:number-columns-repeated="10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29.8" office:value-type="float" office:value="89.8" calcext:value-type="float">
            <text:p>89.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O4]" office:value-type="float" office:value="89.8" calcext:value-type="float">
            <text:p>89.8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4] * [.N4] / 1000000" office:value-type="float" office:value="0.263032" calcext:value-type="float">
            <text:p>0.263032</text:p>
          </table:table-cell>
          <table:table-cell table:style-name="ce1" table:formula="of:=[.O4]/[.P4]" office:value-type="float" office:value="29.9333333333333" calcext:value-type="float">
            <text:p>29.9333333333333</text:p>
          </table:table-cell>
          <table:table-cell table:formula="of:=2 * 3.14 / [.T4]" office:value-type="float" office:value="0.209799554565702" calcext:value-type="float">
            <text:p>0.209799554565702</text:p>
          </table:table-cell>
          <table:table-cell table:style-name="ce1" table:formula="of:= [.R4]/[.Q4]" office:value-type="float" office:value="0.00189309576837417" calcext:value-type="float">
            <text:p>0.00189309576837417</text:p>
          </table:table-cell>
          <table:table-cell table:style-name="ce3" table:formula="of:=([.U4] - [.W24]) * ([.U4] - [.W24])" office:value-type="float" office:value="0.0440158530959668" calcext:value-type="float">
            <text:p>0.0440158530959668</text:p>
          </table:table-cell>
          <table:table-cell table:formula="of:=[.S4]*[.U4]" office:value-type="float" office:value="0.0551839964365256" calcext:value-type="float">
            <text:p>0.0551839964365256</text:p>
          </table:table-cell>
          <table:table-cell table:number-columns-repeated="2"/>
          <table:table-cell table:formula="of:=[.U4]*[.U4]" office:value-type="float" office:value="0.0440158530959668" calcext:value-type="float">
            <text:p>0.0440158530959668</text:p>
          </table:table-cell>
          <table:table-cell table:number-columns-repeated="4"/>
          <table:table-cell table:formula="of:=[.S4]*[.S4]" office:value-type="float" office:value="0.069185833024" calcext:value-type="float">
            <text:p>0.069185833024</text:p>
          </table:table-cell>
          <table:table-cell table:number-columns-repeated="4"/>
        </table:table-row>
        <table:table-row table:style-name="ro1">
          <table:table-cell table:formula="of:=60*5+41.79" office:value-type="float" office:value="341.79" calcext:value-type="float">
            <text:p>341.79</text:p>
          </table:table-cell>
          <table:table-cell office:value-type="float" office:value="300" calcext:value-type="float">
            <text:p>300</text:p>
          </table:table-cell>
          <table:table-cell table:number-columns-repeated="10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52.1" office:value-type="float" office:value="112.1" calcext:value-type="float">
            <text:p>112.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30.1" office:value-type="float" office:value="90.1" calcext:value-type="float">
            <text:p>90.1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5] * [.N5] / 1000000" office:value-type="float" office:value="0.2104256" calcext:value-type="float">
            <text:p>0.2104256</text:p>
          </table:table-cell>
          <table:table-cell table:style-name="ce1" table:formula="of:=[.O5]/[.P5]" office:value-type="float" office:value="56.05" calcext:value-type="float">
            <text:p>56.05</text:p>
          </table:table-cell>
          <table:table-cell table:formula="of:=2 * 3.14 / [.T5]" office:value-type="float" office:value="0.112042818911686" calcext:value-type="float">
            <text:p>0.112042818911686</text:p>
          </table:table-cell>
          <table:table-cell table:style-name="ce1" table:formula="of:= [.R5]/[.Q5]" office:value-type="float" office:value="0.00188679245283019" calcext:value-type="float">
            <text:p>0.00188679245283019</text:p>
          </table:table-cell>
          <table:table-cell table:style-name="ce3" table:formula="of:=([.U5] - [.W25]) * ([.U5] - [.W25])" office:value-type="float" office:value="0.0125535932696769" calcext:value-type="float">
            <text:p>0.0125535932696769</text:p>
          </table:table-cell>
          <table:table-cell table:formula="of:=[.S5]*[.U5]" office:value-type="float" office:value="0.0235766773951829" calcext:value-type="float">
            <text:p>0.0235766773951829</text:p>
          </table:table-cell>
          <table:table-cell table:number-columns-repeated="2"/>
          <table:table-cell table:formula="of:=[.U5]*[.U5]" office:value-type="float" office:value="0.0125535932696769" calcext:value-type="float">
            <text:p>0.0125535932696769</text:p>
          </table:table-cell>
          <table:table-cell table:number-columns-repeated="4"/>
          <table:table-cell table:formula="of:=[.S5]*[.S5]" office:value-type="float" office:value="0.04427893313536" calcext:value-type="float">
            <text:p>0.04427893313536</text:p>
          </table:table-cell>
          <table:table-cell table:number-columns-repeated="4"/>
        </table:table-row>
        <table:table-row table:style-name="ro1">
          <table:table-cell table:formula="of:=60*7+7.83" office:value-type="float" office:value="427.83" calcext:value-type="float">
            <text:p>427.83</text:p>
          </table:table-cell>
          <table:table-cell office:value-type="float" office:value="280" calcext:value-type="float">
            <text:p>280</text:p>
          </table:table-cell>
          <table:table-cell table:number-columns-repeated="10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17" office:value-type="float" office:value="137" calcext:value-type="float">
            <text:p>1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36.2" office:value-type="float" office:value="96.2" calcext:value-type="float">
            <text:p>96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6] * [.N6] / 1000000" office:value-type="float" office:value="0.1685796" calcext:value-type="float">
            <text:p>0.1685796</text:p>
          </table:table-cell>
          <table:table-cell table:style-name="ce1" table:formula="of:=[.O6]/[.P6]" office:value-type="float" office:value="68.5" calcext:value-type="float">
            <text:p>68.5</text:p>
          </table:table-cell>
          <table:table-cell table:formula="of:=2 * 3.14 / [.T6]" office:value-type="float" office:value="0.0916788321167883" calcext:value-type="float">
            <text:p>0.0916788321167883</text:p>
          </table:table-cell>
          <table:table-cell table:style-name="ce1" table:formula="of:= [.R6]/[.Q6]" office:value-type="float" office:value="0.00176715176715177" calcext:value-type="float">
            <text:p>0.00176715176715177</text:p>
          </table:table-cell>
          <table:table-cell table:style-name="ce3" table:formula="of:=([.U6] - [.W26]) * ([.U6] - [.W26])" office:value-type="float" office:value="0.00840500825829826" calcext:value-type="float">
            <text:p>0.00840500825829826</text:p>
          </table:table-cell>
          <table:table-cell table:formula="of:=[.S6]*[.U6]" office:value-type="float" office:value="0.0154551808467153" calcext:value-type="float">
            <text:p>0.0154551808467153</text:p>
          </table:table-cell>
          <table:table-cell table:number-columns-repeated="2"/>
          <table:table-cell table:formula="of:=[.U6]*[.U6]" office:value-type="float" office:value="0.00840500825829826" calcext:value-type="float">
            <text:p>0.00840500825829826</text:p>
          </table:table-cell>
          <table:table-cell table:number-columns-repeated="4"/>
          <table:table-cell table:formula="of:=[.S6]*[.S6]" office:value-type="float" office:value="0.02841908153616" calcext:value-type="float">
            <text:p>0.02841908153616</text:p>
          </table:table-cell>
          <table:table-cell table:number-columns-repeated="4"/>
        </table:table-row>
        <table:table-row table:style-name="ro1">
          <table:table-cell table:formula="of:=60*8+37.15" office:value-type="float" office:value="517.15" calcext:value-type="float">
            <text:p>517.15</text:p>
          </table:table-cell>
          <table:table-cell office:value-type="float" office:value="260" calcext:value-type="float">
            <text:p>260</text:p>
          </table:table-cell>
          <table:table-cell table:number-columns-repeated="10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47.6" office:value-type="float" office:value="167.6" calcext:value-type="float">
            <text:p>167.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41.2" office:value-type="float" office:value="101.2" calcext:value-type="float">
            <text:p>101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7] * [.N7] / 1000000" office:value-type="float" office:value="0.1386896" calcext:value-type="float">
            <text:p>0.1386896</text:p>
          </table:table-cell>
          <table:table-cell table:style-name="ce1" table:formula="of:=[.O7]/[.P7]" office:value-type="float" office:value="83.8" calcext:value-type="float">
            <text:p>83.8</text:p>
          </table:table-cell>
          <table:table-cell table:formula="of:=2 * 3.14 / [.T7]" office:value-type="float" office:value="0.0749403341288783" calcext:value-type="float">
            <text:p>0.0749403341288783</text:p>
          </table:table-cell>
          <table:table-cell table:style-name="ce1" table:formula="of:= [.R7]/[.Q7]" office:value-type="float" office:value="0.0016798418972332" calcext:value-type="float">
            <text:p>0.0016798418972332</text:p>
          </table:table-cell>
          <table:table-cell table:style-name="ce3" table:formula="of:=([.U7] - [.W27]) * ([.U7] - [.W27])" office:value-type="float" office:value="0.00561605367934792" calcext:value-type="float">
            <text:p>0.00561605367934792</text:p>
          </table:table-cell>
          <table:table-cell table:formula="of:=[.S7]*[.U7]" office:value-type="float" office:value="0.0103934449642005" calcext:value-type="float">
            <text:p>0.0103934449642005</text:p>
          </table:table-cell>
          <table:table-cell table:number-columns-repeated="2"/>
          <table:table-cell table:formula="of:=[.U7]*[.U7]" office:value-type="float" office:value="0.00561605367934792" calcext:value-type="float">
            <text:p>0.00561605367934792</text:p>
          </table:table-cell>
          <table:table-cell table:number-columns-repeated="4"/>
          <table:table-cell table:formula="of:=[.S7]*[.S7]" office:value-type="float" office:value="0.01923480514816" calcext:value-type="float">
            <text:p>0.01923480514816</text:p>
          </table:table-cell>
          <table:table-cell table:number-columns-repeated="4"/>
        </table:table-row>
        <table:table-row table:style-name="ro1">
          <table:table-cell table:formula="of:=600+11.12" office:value-type="float" office:value="611.12" calcext:value-type="float">
            <text:p>611.12</text:p>
          </table:table-cell>
          <table:table-cell office:value-type="float" office:value="240" calcext:value-type="float">
            <text:p>240</text:p>
          </table:table-cell>
          <table:table-cell table:number-columns-repeated="10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43.7" office:value-type="float" office:value="103.7" calcext:value-type="float">
            <text:p>103.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44.3" office:value-type="float" office:value="104.3" calcext:value-type="float">
            <text:p>104.3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8] * [.N8] / 1000000" office:value-type="float" office:value="0.1111908" calcext:value-type="float">
            <text:p>0.1111908</text:p>
          </table:table-cell>
          <table:table-cell table:style-name="ce1" table:formula="of:=[.O8]/[.P8]" office:value-type="float" office:value="103.7" calcext:value-type="float">
            <text:p>103.7</text:p>
          </table:table-cell>
          <table:table-cell table:formula="of:=2 * 3.14 / [.T8]" office:value-type="float" office:value="0.0605593056894889" calcext:value-type="float">
            <text:p>0.0605593056894889</text:p>
          </table:table-cell>
          <table:table-cell table:style-name="ce1" table:formula="of:= [.R8]/[.Q8]" office:value-type="float" office:value="0.00162991371045062" calcext:value-type="float">
            <text:p>0.00162991371045062</text:p>
          </table:table-cell>
          <table:table-cell table:style-name="ce3" table:formula="of:=([.U8] - [.W28]) * ([.U8] - [.W28])" office:value-type="float" office:value="0.00366742950559296" calcext:value-type="float">
            <text:p>0.00366742950559296</text:p>
          </table:table-cell>
          <table:table-cell table:formula="of:=[.S8]*[.U8]" office:value-type="float" office:value="0.00673363764705883" calcext:value-type="float">
            <text:p>0.00673363764705883</text:p>
          </table:table-cell>
          <table:table-cell table:number-columns-repeated="2"/>
          <table:table-cell table:formula="of:=[.U8]*[.U8]" office:value-type="float" office:value="0.00366742950559296" calcext:value-type="float">
            <text:p>0.00366742950559296</text:p>
          </table:table-cell>
          <table:table-cell table:number-columns-repeated="4"/>
          <table:table-cell table:formula="of:=[.S8]*[.S8]" office:value-type="float" office:value="0.01236339400464" calcext:value-type="float">
            <text:p>0.01236339400464</text:p>
          </table:table-cell>
          <table:table-cell table:number-columns-repeated="4"/>
        </table:table-row>
        <table:table-row table:style-name="ro1">
          <table:table-cell table:formula="of:=60*11+51.42" office:value-type="float" office:value="711.42" calcext:value-type="float">
            <text:p>711.42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3.2" office:value-type="float" office:value="123.2" calcext:value-type="float">
            <text:p>123.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46.1" office:value-type="float" office:value="106.1" calcext:value-type="float">
            <text:p>106.1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9] * [.N9] / 1000000" office:value-type="float" office:value="0.0920612" calcext:value-type="float">
            <text:p>0.0920612</text:p>
          </table:table-cell>
          <table:table-cell table:style-name="ce1" table:formula="of:=[.O9]/[.P9]" office:value-type="float" office:value="123.2" calcext:value-type="float">
            <text:p>123.2</text:p>
          </table:table-cell>
          <table:table-cell table:formula="of:=2 * 3.14 / [.T9]" office:value-type="float" office:value="0.050974025974026" calcext:value-type="float">
            <text:p>0.050974025974026</text:p>
          </table:table-cell>
          <table:table-cell table:style-name="ce1" table:formula="of:= [.R9]/[.Q9]" office:value-type="float" office:value="0.00160226201696513" calcext:value-type="float">
            <text:p>0.00160226201696513</text:p>
          </table:table-cell>
          <table:table-cell table:style-name="ce3" table:formula="of:=([.U9] - [.W29]) * ([.U9] - [.W29])" office:value-type="float" office:value="0.00259835132400068" calcext:value-type="float">
            <text:p>0.00259835132400068</text:p>
          </table:table-cell>
          <table:table-cell table:formula="of:=[.S9]*[.U9]" office:value-type="float" office:value="0.00469273" calcext:value-type="float">
            <text:p>0.00469273</text:p>
          </table:table-cell>
          <table:table-cell table:number-columns-repeated="2"/>
          <table:table-cell table:formula="of:=[.U9]*[.U9]" office:value-type="float" office:value="0.00259835132400068" calcext:value-type="float">
            <text:p>0.00259835132400068</text:p>
          </table:table-cell>
          <table:table-cell table:number-columns-repeated="4"/>
          <table:table-cell table:formula="of:=[.S9]*[.S9]" office:value-type="float" office:value="0.00847526454544" calcext:value-type="float">
            <text:p>0.00847526454544</text:p>
          </table:table-cell>
          <table:table-cell table:number-columns-repeated="4"/>
        </table:table-row>
        <table:table-row table:style-name="ro1">
          <table:table-cell table:formula="of:=60*13+38.55" office:value-type="float" office:value="818.55" calcext:value-type="float">
            <text:p>818.55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45.8" office:value-type="float" office:value="165.8" calcext:value-type="float">
            <text:p>165.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50.2" office:value-type="float" office:value="110.2" calcext:value-type="float">
            <text:p>110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0] * [.N10] / 1000000" office:value-type="float" office:value="0.0681492" calcext:value-type="float">
            <text:p>0.0681492</text:p>
          </table:table-cell>
          <table:table-cell table:style-name="ce1" table:formula="of:=[.O10]/[.P10]" office:value-type="float" office:value="165.8" calcext:value-type="float">
            <text:p>165.8</text:p>
          </table:table-cell>
          <table:table-cell table:formula="of:=2 * 3.14 / [.T10]" office:value-type="float" office:value="0.0378769601930036" calcext:value-type="float">
            <text:p>0.0378769601930036</text:p>
          </table:table-cell>
          <table:table-cell table:style-name="ce1" table:formula="of:= [.R10]/[.Q10]" office:value-type="float" office:value="0.0015426497277677" calcext:value-type="float">
            <text:p>0.0015426497277677</text:p>
          </table:table-cell>
          <table:table-cell table:style-name="ce3" table:formula="of:=([.U10] - [.W30]) * ([.U10] - [.W30])" office:value-type="float" office:value="0.00143466411346238" calcext:value-type="float">
            <text:p>0.00143466411346238</text:p>
          </table:table-cell>
          <table:table-cell table:formula="of:=[.S10]*[.U10]" office:value-type="float" office:value="0.00258128453558504" calcext:value-type="float">
            <text:p>0.00258128453558504</text:p>
          </table:table-cell>
          <table:table-cell table:number-columns-repeated="2"/>
          <table:table-cell table:formula="of:=[.U10]*[.U10]" office:value-type="float" office:value="0.00143466411346238" calcext:value-type="float">
            <text:p>0.00143466411346238</text:p>
          </table:table-cell>
          <table:table-cell table:number-columns-repeated="4"/>
          <table:table-cell table:formula="of:=[.S10]*[.S10]" office:value-type="float" office:value="0.00464431346064" calcext:value-type="float">
            <text:p>0.0046443134606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56.3" office:value-type="float" office:value="116.3" calcext:value-type="float">
            <text:p>116.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60+24.3" office:value-type="float" office:value="84.3" calcext:value-type="float">
            <text:p>84.3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1] * [.N11] / 1000000" office:value-type="float" office:value="0.4100908" calcext:value-type="float">
            <text:p>0.4100908</text:p>
          </table:table-cell>
          <table:table-cell table:style-name="ce1" table:formula="of:=[.O11]/[.P11]" office:value-type="float" office:value="29.075" calcext:value-type="float">
            <text:p>29.075</text:p>
          </table:table-cell>
          <table:table-cell table:formula="of:=2 * 3.14 / [.T11]" office:value-type="float" office:value="0.215993121238177" calcext:value-type="float">
            <text:p>0.215993121238177</text:p>
          </table:table-cell>
          <table:table-cell table:style-name="ce1" table:formula="of:= [.R11]/[.Q11]" office:value-type="float" office:value="0.00201660735468565" calcext:value-type="float">
            <text:p>0.00201660735468565</text:p>
          </table:table-cell>
          <table:table-cell table:style-name="ce3" table:formula="of:=([.U11] - [.W31]) * ([.U11] - [.W31])" office:value-type="float" office:value="0.0466530284222099" calcext:value-type="float">
            <text:p>0.0466530284222099</text:p>
          </table:table-cell>
          <table:table-cell table:formula="of:=[.S11]*[.U11]" office:value-type="float" office:value="0.0885767918830611" calcext:value-type="float">
            <text:p>0.0885767918830611</text:p>
          </table:table-cell>
          <table:table-cell table:number-columns-repeated="2"/>
          <table:table-cell table:formula="of:=[.U11]*[.U11]" office:value-type="float" office:value="0.0466530284222099" calcext:value-type="float">
            <text:p>0.0466530284222099</text:p>
          </table:table-cell>
          <table:table-cell table:number-columns-repeated="4"/>
          <table:table-cell table:formula="of:=[.S11]*[.S11]" office:value-type="float" office:value="0.16817446424464" calcext:value-type="float">
            <text:p>0.1681744642446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49.8" office:value-type="float" office:value="109.8" calcext:value-type="float">
            <text:p>109.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60+27.5" office:value-type="float" office:value="87.5" calcext:value-type="float">
            <text:p>87.5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2] * [.N12] / 1000000" office:value-type="float" office:value="0.3263988" calcext:value-type="float">
            <text:p>0.3263988</text:p>
          </table:table-cell>
          <table:table-cell table:style-name="ce1" table:formula="of:=[.O12]/[.P12]" office:value-type="float" office:value="36.6" calcext:value-type="float">
            <text:p>36.6</text:p>
          </table:table-cell>
          <table:table-cell table:formula="of:=2 * 3.14 / [.T12]" office:value-type="float" office:value="0.171584699453552" calcext:value-type="float">
            <text:p>0.171584699453552</text:p>
          </table:table-cell>
          <table:table-cell table:style-name="ce1" table:formula="of:= [.R12]/[.Q12]" office:value-type="float" office:value="0.00194285714285714" calcext:value-type="float">
            <text:p>0.00194285714285714</text:p>
          </table:table-cell>
          <table:table-cell table:style-name="ce3" table:formula="of:=([.U12] - [.W32]) * ([.U12] - [.W32])" office:value-type="float" office:value="0.0294413090865657" calcext:value-type="float">
            <text:p>0.0294413090865657</text:p>
          </table:table-cell>
          <table:table-cell table:formula="of:=[.S12]*[.U12]" office:value-type="float" office:value="0.05600504" calcext:value-type="float">
            <text:p>0.05600504</text:p>
          </table:table-cell>
          <table:table-cell table:number-columns-repeated="2"/>
          <table:table-cell table:formula="of:=[.U12]*[.U12]" office:value-type="float" office:value="0.0294413090865657" calcext:value-type="float">
            <text:p>0.0294413090865657</text:p>
          </table:table-cell>
          <table:table-cell table:number-columns-repeated="4"/>
          <table:table-cell table:formula="of:=[.S12]*[.S12]" office:value-type="float" office:value="0.10653617664144" calcext:value-type="float">
            <text:p>0.1065361766414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14.6" office:value-type="float" office:value="134.6" calcext:value-type="float">
            <text:p>134.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60+30.6" office:value-type="float" office:value="90.6" calcext:value-type="float">
            <text:p>90.6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3] * [.N13] / 1000000" office:value-type="float" office:value="0.263032" calcext:value-type="float">
            <text:p>0.263032</text:p>
          </table:table-cell>
          <table:table-cell table:style-name="ce1" table:formula="of:=[.O13]/[.P13]" office:value-type="float" office:value="33.65" calcext:value-type="float">
            <text:p>33.65</text:p>
          </table:table-cell>
          <table:table-cell table:formula="of:=2 * 3.14 / [.T13]" office:value-type="float" office:value="0.186627043090639" calcext:value-type="float">
            <text:p>0.186627043090639</text:p>
          </table:table-cell>
          <table:table-cell table:style-name="ce1" table:formula="of:= [.R13]/[.Q13]" office:value-type="float" office:value="0.00187637969094923" calcext:value-type="float">
            <text:p>0.00187637969094923</text:p>
          </table:table-cell>
          <table:table-cell table:style-name="ce3" table:formula="of:=([.U13] - [.W33]) * ([.U13] - [.W33])" office:value-type="float" office:value="0.0348296532127552" calcext:value-type="float">
            <text:p>0.0348296532127552</text:p>
          </table:table-cell>
          <table:table-cell table:formula="of:=[.S13]*[.U13]" office:value-type="float" office:value="0.0490888843982169" calcext:value-type="float">
            <text:p>0.0490888843982169</text:p>
          </table:table-cell>
          <table:table-cell table:number-columns-repeated="2"/>
          <table:table-cell table:formula="of:=[.U13]*[.U13]" office:value-type="float" office:value="0.0348296532127552" calcext:value-type="float">
            <text:p>0.0348296532127552</text:p>
          </table:table-cell>
          <table:table-cell table:number-columns-repeated="4"/>
          <table:table-cell table:formula="of:=[.S13]*[.S13]" office:value-type="float" office:value="0.069185833024" calcext:value-type="float">
            <text:p>0.06918583302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51.8" office:value-type="float" office:value="111.8" calcext:value-type="float">
            <text:p>111.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31.3" office:value-type="float" office:value="91.3" calcext:value-type="float">
            <text:p>91.3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4] * [.N14] / 1000000" office:value-type="float" office:value="0.2104256" calcext:value-type="float">
            <text:p>0.2104256</text:p>
          </table:table-cell>
          <table:table-cell table:style-name="ce1" table:formula="of:=[.O14]/[.P14]" office:value-type="float" office:value="55.9" calcext:value-type="float">
            <text:p>55.9</text:p>
          </table:table-cell>
          <table:table-cell table:formula="of:=2 * 3.14 / [.T14]" office:value-type="float" office:value="0.112343470483005" calcext:value-type="float">
            <text:p>0.112343470483005</text:p>
          </table:table-cell>
          <table:table-cell table:style-name="ce1" table:formula="of:= [.R14]/[.Q14]" office:value-type="float" office:value="0.00186199342825849" calcext:value-type="float">
            <text:p>0.00186199342825849</text:p>
          </table:table-cell>
          <table:table-cell table:style-name="ce3" table:formula="of:=([.U14] - [.W34]) * ([.U14] - [.W34])" office:value-type="float" office:value="0.0126210553601659" calcext:value-type="float">
            <text:p>0.0126210553601659</text:p>
          </table:table-cell>
          <table:table-cell table:formula="of:=[.S14]*[.U14]" office:value-type="float" office:value="0.0236399421824687" calcext:value-type="float">
            <text:p>0.0236399421824687</text:p>
          </table:table-cell>
          <table:table-cell table:number-columns-repeated="2"/>
          <table:table-cell table:formula="of:=[.U14]*[.U14]" office:value-type="float" office:value="0.0126210553601659" calcext:value-type="float">
            <text:p>0.0126210553601659</text:p>
          </table:table-cell>
          <table:table-cell table:number-columns-repeated="4"/>
          <table:table-cell table:formula="of:=[.S14]*[.S14]" office:value-type="float" office:value="0.04427893313536" calcext:value-type="float">
            <text:p>0.0442789331353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18.8" office:value-type="float" office:value="138.8" calcext:value-type="float">
            <text:p>138.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38.2" office:value-type="float" office:value="98.2" calcext:value-type="float">
            <text:p>98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5] * [.N15] / 1000000" office:value-type="float" office:value="0.1685796" calcext:value-type="float">
            <text:p>0.1685796</text:p>
          </table:table-cell>
          <table:table-cell table:style-name="ce1" table:formula="of:=[.O15]/[.P15]" office:value-type="float" office:value="69.4" calcext:value-type="float">
            <text:p>69.4</text:p>
          </table:table-cell>
          <table:table-cell table:formula="of:=2 * 3.14 / [.T15]" office:value-type="float" office:value="0.0904899135446686" calcext:value-type="float">
            <text:p>0.0904899135446686</text:p>
          </table:table-cell>
          <table:table-cell table:style-name="ce1" table:formula="of:= [.R15]/[.Q15]" office:value-type="float" office:value="0.00173116089613035" calcext:value-type="float">
            <text:p>0.00173116089613035</text:p>
          </table:table-cell>
          <table:table-cell table:style-name="ce3" table:formula="of:=([.U15] - [.W35]) * ([.U15] - [.W35])" office:value-type="float" office:value="0.00818842445332159" calcext:value-type="float">
            <text:p>0.00818842445332159</text:p>
          </table:table-cell>
          <table:table-cell table:formula="of:=[.S15]*[.U15]" office:value-type="float" office:value="0.0152547534293948" calcext:value-type="float">
            <text:p>0.0152547534293948</text:p>
          </table:table-cell>
          <table:table-cell table:number-columns-repeated="2"/>
          <table:table-cell table:formula="of:=[.U15]*[.U15]" office:value-type="float" office:value="0.00818842445332159" calcext:value-type="float">
            <text:p>0.00818842445332159</text:p>
          </table:table-cell>
          <table:table-cell table:number-columns-repeated="4"/>
          <table:table-cell table:formula="of:=[.S15]*[.S15]" office:value-type="float" office:value="0.02841908153616" calcext:value-type="float">
            <text:p>0.028419081536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47.5" office:value-type="float" office:value="167.5" calcext:value-type="float">
            <text:p>167.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60+42.7" office:value-type="float" office:value="102.7" calcext:value-type="float">
            <text:p>102.7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6] * [.N16] / 1000000" office:value-type="float" office:value="0.1386896" calcext:value-type="float">
            <text:p>0.1386896</text:p>
          </table:table-cell>
          <table:table-cell table:style-name="ce1" table:formula="of:=[.O16]/[.P16]" office:value-type="float" office:value="83.75" calcext:value-type="float">
            <text:p>83.75</text:p>
          </table:table-cell>
          <table:table-cell table:formula="of:=2 * 3.14 / [.T16]" office:value-type="float" office:value="0.0749850746268657" calcext:value-type="float">
            <text:p>0.0749850746268657</text:p>
          </table:table-cell>
          <table:table-cell table:style-name="ce1" table:formula="of:= [.R16]/[.Q16]" office:value-type="float" office:value="0.00165530671859786" calcext:value-type="float">
            <text:p>0.00165530671859786</text:p>
          </table:table-cell>
          <table:table-cell table:style-name="ce3" table:formula="of:=([.U16] - [.W36]) * ([.U16] - [.W36])" office:value-type="float" office:value="0.00562276141679661" calcext:value-type="float">
            <text:p>0.00562276141679661</text:p>
          </table:table-cell>
          <table:table-cell table:formula="of:=[.S16]*[.U16]" office:value-type="float" office:value="0.0103996500059702" calcext:value-type="float">
            <text:p>0.0103996500059702</text:p>
          </table:table-cell>
          <table:table-cell table:number-columns-repeated="2"/>
          <table:table-cell table:formula="of:=[.U16]*[.U16]" office:value-type="float" office:value="0.00562276141679661" calcext:value-type="float">
            <text:p>0.00562276141679661</text:p>
          </table:table-cell>
          <table:table-cell table:number-columns-repeated="4"/>
          <table:table-cell table:formula="of:=[.S16]*[.S16]" office:value-type="float" office:value="0.01923480514816" calcext:value-type="float">
            <text:p>0.019234805148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table:formula="of:=93" office:value-type="float" office:value="93" calcext:value-type="float">
            <text:p>9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60+44.4" office:value-type="float" office:value="104.4" calcext:value-type="float">
            <text:p>104.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44.4" office:value-type="float" office:value="104.4" calcext:value-type="float">
            <text:p>104.4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7] * [.N17] / 1000000" office:value-type="float" office:value="0.1111908" calcext:value-type="float">
            <text:p>0.1111908</text:p>
          </table:table-cell>
          <table:table-cell table:style-name="ce1" table:formula="of:=[.O17]/[.P17]" office:value-type="float" office:value="104.4" calcext:value-type="float">
            <text:p>104.4</text:p>
          </table:table-cell>
          <table:table-cell table:formula="of:=2 * 3.14 / [.T17]" office:value-type="float" office:value="0.0601532567049808" calcext:value-type="float">
            <text:p>0.0601532567049808</text:p>
          </table:table-cell>
          <table:table-cell table:style-name="ce1" table:formula="of:= [.R17]/[.Q17]" office:value-type="float" office:value="0.00162835249042146" calcext:value-type="float">
            <text:p>0.00162835249042146</text:p>
          </table:table-cell>
          <table:table-cell table:style-name="ce3" table:formula="of:=([.U17] - [.W37]) * ([.U17] - [.W37])" office:value-type="float" office:value="0.00361841429221532" calcext:value-type="float">
            <text:p>0.00361841429221532</text:p>
          </table:table-cell>
          <table:table-cell table:formula="of:=[.S17]*[.U17]" office:value-type="float" office:value="0.00668848873563219" calcext:value-type="float">
            <text:p>0.00668848873563219</text:p>
          </table:table-cell>
          <table:table-cell table:number-columns-repeated="2"/>
          <table:table-cell table:formula="of:=[.U17]*[.U17]" office:value-type="float" office:value="0.00361841429221532" calcext:value-type="float">
            <text:p>0.00361841429221532</text:p>
          </table:table-cell>
          <table:table-cell table:number-columns-repeated="4"/>
          <table:table-cell table:formula="of:=[.S17]*[.S17]" office:value-type="float" office:value="0.01236339400464" calcext:value-type="float">
            <text:p>0.0123633940046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5.6" office:value-type="float" office:value="125.6" calcext:value-type="float">
            <text:p>125.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48.7" office:value-type="float" office:value="108.7" calcext:value-type="float">
            <text:p>108.7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8] * [.N18] / 1000000" office:value-type="float" office:value="0.0920612" calcext:value-type="float">
            <text:p>0.0920612</text:p>
          </table:table-cell>
          <table:table-cell table:style-name="ce1" table:formula="of:=[.O18]/[.P18]" office:value-type="float" office:value="125.6" calcext:value-type="float">
            <text:p>125.6</text:p>
          </table:table-cell>
          <table:table-cell table:formula="of:=2 * 3.14 / [.T18]" office:value-type="float" office:value="0.05" calcext:value-type="float">
            <text:p>0.05</text:p>
          </table:table-cell>
          <table:table-cell table:style-name="ce1" table:formula="of:= [.R18]/[.Q18]" office:value-type="float" office:value="0.0015639374425023" calcext:value-type="float">
            <text:p>0.0015639374425023</text:p>
          </table:table-cell>
          <table:table-cell table:style-name="ce3" table:formula="of:=([.U18] - [.W38]) * ([.U18] - [.W38])" office:value-type="float" office:value="0.0025" calcext:value-type="float">
            <text:p>0.0025</text:p>
          </table:table-cell>
          <table:table-cell table:formula="of:=[.S18]*[.U18]" office:value-type="float" office:value="0.00460306" calcext:value-type="float">
            <text:p>0.00460306</text:p>
          </table:table-cell>
          <table:table-cell table:number-columns-repeated="2"/>
          <table:table-cell table:formula="of:=[.U18]*[.U18]" office:value-type="float" office:value="0.0025" calcext:value-type="float">
            <text:p>0.0025</text:p>
          </table:table-cell>
          <table:table-cell table:number-columns-repeated="4"/>
          <table:table-cell table:formula="of:=[.S18]*[.S18]" office:value-type="float" office:value="0.00847526454544" calcext:value-type="float">
            <text:p>0.0084752645454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120+44.6" office:value-type="float" office:value="164.6" calcext:value-type="float">
            <text:p>164.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60+51.2" office:value-type="float" office:value="111.2" calcext:value-type="float">
            <text:p>111.2</text:p>
          </table:table-cell>
          <table:table-cell table:style-name="ce1" office:value-type="float" office:value="0.17" calcext:value-type="float">
            <text:p>0.17</text:p>
          </table:table-cell>
          <table:table-cell table:formula="of:=9.8 * [.M19] * [.N19] / 1000000" office:value-type="float" office:value="0.0681492" calcext:value-type="float">
            <text:p>0.0681492</text:p>
          </table:table-cell>
          <table:table-cell table:style-name="ce1" table:formula="of:=[.O19]/[.P19]" office:value-type="float" office:value="164.6" calcext:value-type="float">
            <text:p>164.6</text:p>
          </table:table-cell>
          <table:table-cell table:formula="of:=2 * 3.14 / [.T19]" office:value-type="float" office:value="0.0381530984204131" calcext:value-type="float">
            <text:p>0.0381530984204131</text:p>
          </table:table-cell>
          <table:table-cell table:style-name="ce1" table:formula="of:= [.R19]/[.Q19]" office:value-type="float" office:value="0.00152877697841727" calcext:value-type="float">
            <text:p>0.00152877697841727</text:p>
          </table:table-cell>
          <table:table-cell table:style-name="ce3" table:formula="of:=([.U19] - [.W39]) * ([.U19] - [.W39])" office:value-type="float" office:value="0.00145565891907773" calcext:value-type="float">
            <text:p>0.00145565891907773</text:p>
          </table:table-cell>
          <table:table-cell table:formula="of:=[.S19]*[.U19]" office:value-type="float" office:value="0.00260010313487242" calcext:value-type="float">
            <text:p>0.00260010313487242</text:p>
          </table:table-cell>
          <table:table-cell table:number-columns-repeated="2"/>
          <table:table-cell table:formula="of:=[.U19]*[.U19]" office:value-type="float" office:value="0.00145565891907773" calcext:value-type="float">
            <text:p>0.00145565891907773</text:p>
          </table:table-cell>
          <table:table-cell table:number-columns-repeated="4"/>
          <table:table-cell table:formula="of:=[.S19]*[.S19]" office:value-type="float" office:value="0.00464431346064" calcext:value-type="float">
            <text:p>0.00464431346064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омега тр ср</text:p>
          </table:table-cell>
          <table:table-cell office:value-type="string" calcext:value-type="string">
            <text:p>погр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formula="of:=SUM([.W2:.W19])" office:value-type="float" office:value="0.300597066415121" calcext:value-type="float">
            <text:p>0.300597066415121</text:p>
          </table:table-cell>
          <table:table-cell table:formula="of:=AVERAGE([.V2:.V19])" office:value-type="float" office:value="0.00176383943299298" calcext:value-type="float">
            <text:p>0.00176383943299298</text:p>
          </table:table-cell>
          <table:table-cell table:formula="of:=SQRT([.V22]/(18*17))" office:value-type="float" office:value="0.0313423571911524" calcext:value-type="float">
            <text:p>0.0313423571911524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&lt;xy&gt;</text:p>
          </table:table-cell>
          <table:table-cell office:value-type="string" calcext:value-type="string">
            <text:p>&lt;x&gt;</text:p>
          </table:table-cell>
          <table:table-cell office:value-type="string" calcext:value-type="string">
            <text:p>&lt;y&gt;</text:p>
          </table:table-cell>
          <table:table-cell office:value-type="string" calcext:value-type="string">
            <text:p>&lt;x^2&gt;</text:p>
          </table:table-cell>
          <table:table-cell office:value-type="string" calcext:value-type="string">
            <text:p>&lt;y^2&gt;</text:p>
          </table:table-cell>
          <table:table-cell office:value-type="string" calcext:value-type="string">
            <text:p>&lt;x&gt;^2</text:p>
          </table:table-cell>
          <table:table-cell office:value-type="string" calcext:value-type="string">
            <text:p>&lt;y&gt;^2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formula="of:=AVERAGE([.J27:.J36])" office:value-type="float" office:value="102320.54" calcext:value-type="float">
            <text:p>102320.54</text:p>
          </table:table-cell>
          <table:table-cell table:formula="of:=AVERAGE([.A1:.A10])" office:value-type="float" office:value="401.919" calcext:value-type="float">
            <text:p>401.919</text:p>
          </table:table-cell>
          <table:table-cell table:formula="of:=AVERAGE([.B1:.B10])" office:value-type="float" office:value="290" calcext:value-type="float">
            <text:p>290</text:p>
          </table:table-cell>
          <table:table-cell table:formula="of:=AVERAGE([.K27:.K36])" office:value-type="float" office:value="223201.76843" calcext:value-type="float">
            <text:p>223201.76843</text:p>
          </table:table-cell>
          <table:table-cell table:formula="of:=AVERAGE([.L27:.L36])" office:value-type="float" office:value="87400" calcext:value-type="float">
            <text:p>87400</text:p>
          </table:table-cell>
          <table:table-cell table:formula="of:=[.B27]*[.B27]" office:value-type="float" office:value="161538.882561" calcext:value-type="float">
            <text:p>161538.882561</text:p>
          </table:table-cell>
          <table:table-cell table:formula="of:=[.C27]*[.C27]" office:value-type="float" office:value="84100" calcext:value-type="float">
            <text:p>84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1]*[.B1]" office:value-type="float" office:value="14413.4" calcext:value-type="float">
            <text:p>14413.4</text:p>
          </table:table-cell>
          <table:table-cell table:formula="of:=[.A1]*[.A1]" office:value-type="float" office:value="1438.6849" calcext:value-type="float">
            <text:p>1438.6849</text:p>
          </table:table-cell>
          <table:table-cell table:formula="of:=[.B1]*[.B1]" office:value-type="float" office:value="144400" calcext:value-type="float">
            <text:p>1444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A2]*[.B2]" office:value-type="float" office:value="39250.8" calcext:value-type="float">
            <text:p>39250.8</text:p>
          </table:table-cell>
          <table:table-cell table:formula="of:=[.A2]*[.A2]" office:value-type="float" office:value="11887.5409" calcext:value-type="float">
            <text:p>11887.5409</text:p>
          </table:table-cell>
          <table:table-cell table:formula="of:=[.B2]*[.B2]" office:value-type="float" office:value="129600" calcext:value-type="float">
            <text:p>1296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A3]*[.B3]" office:value-type="float" office:value="62274.4" calcext:value-type="float">
            <text:p>62274.4</text:p>
          </table:table-cell>
          <table:table-cell table:formula="of:=[.A3]*[.A3]" office:value-type="float" office:value="33547.5856" calcext:value-type="float">
            <text:p>33547.5856</text:p>
          </table:table-cell>
          <table:table-cell table:formula="of:=[.B3]*[.B3]" office:value-type="float" office:value="115600" calcext:value-type="float">
            <text:p>1156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A4]*[.B4]" office:value-type="float" office:value="83587.2" calcext:value-type="float">
            <text:p>83587.2</text:p>
          </table:table-cell>
          <table:table-cell table:formula="of:=[.A4]*[.A4]" office:value-type="float" office:value="68230.6641" calcext:value-type="float">
            <text:p>68230.6641</text:p>
          </table:table-cell>
          <table:table-cell table:formula="of:=[.B4]*[.B4]" office:value-type="float" office:value="102400" calcext:value-type="float">
            <text:p>1024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A5]*[.B5]" office:value-type="float" office:value="102537" calcext:value-type="float">
            <text:p>102537</text:p>
          </table:table-cell>
          <table:table-cell table:formula="of:=[.A5]*[.A5]" office:value-type="float" office:value="116820.4041" calcext:value-type="float">
            <text:p>116820.4041</text:p>
          </table:table-cell>
          <table:table-cell table:formula="of:=[.B5]*[.B5]" office:value-type="float" office:value="90000" calcext:value-type="float">
            <text:p>900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A6]*[.B6]" office:value-type="float" office:value="119792.4" calcext:value-type="float">
            <text:p>119792.4</text:p>
          </table:table-cell>
          <table:table-cell table:formula="of:=[.A6]*[.A6]" office:value-type="float" office:value="183038.5089" calcext:value-type="float">
            <text:p>183038.5089</text:p>
          </table:table-cell>
          <table:table-cell table:formula="of:=[.B6]*[.B6]" office:value-type="float" office:value="78400" calcext:value-type="float">
            <text:p>784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A7]*[.B7]" office:value-type="float" office:value="134459" calcext:value-type="float">
            <text:p>134459</text:p>
          </table:table-cell>
          <table:table-cell table:formula="of:=[.A7]*[.A7]" office:value-type="float" office:value="267444.1225" calcext:value-type="float">
            <text:p>267444.1225</text:p>
          </table:table-cell>
          <table:table-cell table:formula="of:=[.B7]*[.B7]" office:value-type="float" office:value="67600" calcext:value-type="float">
            <text:p>676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A8]*[.B8]" office:value-type="float" office:value="146668.8" calcext:value-type="float">
            <text:p>146668.8</text:p>
          </table:table-cell>
          <table:table-cell table:formula="of:=[.A8]*[.A8]" office:value-type="float" office:value="373467.6544" calcext:value-type="float">
            <text:p>373467.6544</text:p>
          </table:table-cell>
          <table:table-cell table:formula="of:=[.B8]*[.B8]" office:value-type="float" office:value="57600" calcext:value-type="float">
            <text:p>576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A9]*[.B9]" office:value-type="float" office:value="156512.4" calcext:value-type="float">
            <text:p>156512.4</text:p>
          </table:table-cell>
          <table:table-cell table:formula="of:=[.A9]*[.A9]" office:value-type="float" office:value="506118.4164" calcext:value-type="float">
            <text:p>506118.4164</text:p>
          </table:table-cell>
          <table:table-cell table:formula="of:=[.B9]*[.B9]" office:value-type="float" office:value="48400" calcext:value-type="float">
            <text:p>484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A10]*[.B10]" office:value-type="float" office:value="163710" calcext:value-type="float">
            <text:p>163710</text:p>
          </table:table-cell>
          <table:table-cell table:formula="of:=[.A10]*[.A10]" office:value-type="float" office:value="670024.1025" calcext:value-type="float">
            <text:p>670024.1025</text:p>
          </table:table-cell>
          <table:table-cell table:formula="of:=[.B10]*[.B10]" office:value-type="float" office:value="40000" calcext:value-type="float">
            <text:p>400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formula="of:=([.A27]-[.B27]*[.C27])/([.D27]-[.F27])" office:value-type="float" office:value="-0.230867722121272" calcext:value-type="float">
            <text:p>-0.230867722121272</text:p>
          </table:table-cell>
          <table:table-cell table:formula="of:=[.C27]-[.A37]*[.B27]" office:value-type="float" office:value="382.790124007259" calcext:value-type="float">
            <text:p>382.790124007259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08:14:31.685991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0:11.203271081</meta:creation-date>
    <dc:date>2024-11-19T13:25:52.733882125</dc:date>
    <meta:editing-duration>PT24M40S</meta:editing-duration>
    <meta:editing-cycles>4</meta:editing-cycles>
    <meta:generator>LibreOffice/24.8.2.1$Linux_X86_64 LibreOffice_project/480$Build-1</meta:generator>
    <meta:document-statistic meta:table-count="1" meta:cell-count="3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67cm" svg:height="11.649cm" xlink:href=".." xlink:type="simple" chart:class="chart:scatter" chart:style-name="ch1">
        <chart:legend chart:legend-position="end" svg:x="15.978cm" svg:y="5.478cm" style:legend-expansion="high" chart:style-name="ch2"/>
        <chart:plot-area chart:style-name="ch3" table:cell-range-address="Sheet1.A1:Sheet1.B10" svg:x="0.367cm" svg:y="0.232cm" svg:width="15.244cm" svg:height="11.185cm">
          <chart:coordinate-region svg:x="1.231cm" svg:y="0.478cm" svg:width="14.072cm" svg:height="10.1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93">
                <text:p>37.93</text:p>
                <draw:g>
                  <svg:desc>Sheet1.A1:Sheet1.A10</svg:desc>
                </draw:g>
              </table:table-cell>
              <table:table-cell office:value-type="float" office:value="380">
                <text:p>38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03">
                <text:p>109.0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.16">
                <text:p>183.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21">
                <text:p>261.2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.79">
                <text:p>341.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.83">
                <text:p>427.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.15">
                <text:p>517.1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1.12">
                <text:p>611.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1.42">
                <text:p>711.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8.55">
                <text:p>818.55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